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ossier n°</text:p>
          </table:table-cell>
          <table:table-cell table:style-name="ce1" office:value-type="string" calcext:value-type="string">
            <text:p>courriel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 Postal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Bon</text:p>
          </table:table-cell>
          <table:table-cell table:formula="of:=ROUND(RAND()*10000+1)" office:value-type="float" office:value="9112" calcext:value-type="float">
            <text:p>9112</text:p>
          </table:table-cell>
          <table:table-cell table:formula="of:=[.A2]&amp;&quot;.&quot;&amp;[.B2]&amp;&quot;@ac-from.fr&quot;" office:value-type="string" office:string-value="Jean.Bon@ac-from.fr" calcext:value-type="string">
            <text:p>Jean.Bon@ac-from.fr</text:p>
          </table:table-cell>
          <table:table-cell table:formula="of:=ROUND(RAND()*5000+1)&amp;&quot; rue des &quot;&amp;[.B2]" office:value-type="string" office:string-value="955 rue des Bon" calcext:value-type="string">
            <text:p>955 rue des Bon</text:p>
          </table:table-cell>
          <table:table-cell table:formula="of:=ROUND(RAND()*99000;-1)" office:value-type="float" office:value="22120" calcext:value-type="float">
            <text:p>22120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DeVeaux</text:p>
          </table:table-cell>
          <table:table-cell table:formula="of:=ROUND(RAND()*10000+1)" office:value-type="float" office:value="1917" calcext:value-type="float">
            <text:p>1917</text:p>
          </table:table-cell>
          <table:table-cell table:formula="of:=[.A3]&amp;&quot;.&quot;&amp;[.B3]&amp;&quot;@ac-from.fr&quot;" office:value-type="string" office:string-value="Marie.DeVeaux@ac-from.fr" calcext:value-type="string">
            <text:p>Marie.DeVeaux@ac-from.fr</text:p>
          </table:table-cell>
          <table:table-cell table:formula="of:=ROUND(RAND()*5000+1)&amp;&quot; rue des &quot;&amp;[.B3]" office:value-type="string" office:string-value="3434 rue des DeVeaux" calcext:value-type="string">
            <text:p>3434 rue des DeVeaux</text:p>
          </table:table-cell>
          <table:table-cell table:formula="of:=ROUND(RAND()*99000;-1)" office:value-type="float" office:value="87990" calcext:value-type="float">
            <text:p>87990</text:p>
          </table:table-cell>
        </table:table-row>
        <table:table-row table:style-name="ro1">
          <table:table-cell office:value-type="string" calcext:value-type="string">
            <text:p>Jean-Pierre</text:p>
          </table:table-cell>
          <table:table-cell office:value-type="string" calcext:value-type="string">
            <text:p>Quiroul</text:p>
          </table:table-cell>
          <table:table-cell table:formula="of:=ROUND(RAND()*10000+1)" office:value-type="float" office:value="7037" calcext:value-type="float">
            <text:p>7037</text:p>
          </table:table-cell>
          <table:table-cell table:formula="of:=[.A4]&amp;&quot;.&quot;&amp;[.B4]&amp;&quot;@ac-from.fr&quot;" office:value-type="string" office:string-value="Jean-Pierre.Quiroul@ac-from.fr" calcext:value-type="string">
            <text:p>Jean-Pierre.Quiroul@ac-from.fr</text:p>
          </table:table-cell>
          <table:table-cell table:formula="of:=ROUND(RAND()*5000+1)&amp;&quot; rue des &quot;&amp;[.B4]" office:value-type="string" office:string-value="1696 rue des Quiroul" calcext:value-type="string">
            <text:p>1696 rue des Quiroul</text:p>
          </table:table-cell>
          <table:table-cell table:formula="of:=ROUND(RAND()*99000;-1)" office:value-type="float" office:value="29920" calcext:value-type="float">
            <text:p>29920</text:p>
          </table:table-cell>
        </table:table-row>
        <table:table-row table:style-name="ro1">
          <table:table-cell office:value-type="string" calcext:value-type="string">
            <text:p>Emile</text:p>
          </table:table-cell>
          <table:table-cell office:value-type="string" calcext:value-type="string">
            <text:p>Borne</text:p>
          </table:table-cell>
          <table:table-cell table:formula="of:=ROUND(RAND()*10000+1)" office:value-type="float" office:value="3438" calcext:value-type="float">
            <text:p>3438</text:p>
          </table:table-cell>
          <table:table-cell table:formula="of:=[.A5]&amp;&quot;.&quot;&amp;[.B5]&amp;&quot;@ac-from.fr&quot;" office:value-type="string" office:string-value="Emile.Borne@ac-from.fr" calcext:value-type="string">
            <text:p>Emile.Borne@ac-from.fr</text:p>
          </table:table-cell>
          <table:table-cell table:formula="of:=ROUND(RAND()*5000+1)&amp;&quot; rue des &quot;&amp;[.B5]" office:value-type="string" office:string-value="4313 rue des Borne" calcext:value-type="string">
            <text:p>4313 rue des Borne</text:p>
          </table:table-cell>
          <table:table-cell table:formula="of:=ROUND(RAND()*99000;-1)" office:value-type="float" office:value="56550" calcext:value-type="float">
            <text:p>56550</text:p>
          </table:table-cell>
        </table:table-row>
        <table:table-row table:style-name="ro1">
          <table:table-cell office:value-type="string" calcext:value-type="string">
            <text:p>Joël </text:p>
          </table:table-cell>
          <table:table-cell office:value-type="string" calcext:value-type="string">
            <text:p>Etlui</text:p>
          </table:table-cell>
          <table:table-cell table:formula="of:=ROUND(RAND()*10000+1)" office:value-type="float" office:value="1777" calcext:value-type="float">
            <text:p>1777</text:p>
          </table:table-cell>
          <table:table-cell table:formula="of:=[.A6]&amp;&quot;.&quot;&amp;[.B6]&amp;&quot;@ac-from.fr&quot;" office:value-type="string" office:string-value="Joël .Etlui@ac-from.fr" calcext:value-type="string">
            <text:p>Joël .Etlui@ac-from.fr</text:p>
          </table:table-cell>
          <table:table-cell table:formula="of:=ROUND(RAND()*5000+1)&amp;&quot; rue des &quot;&amp;[.B6]" office:value-type="string" office:string-value="4084 rue des Etlui" calcext:value-type="string">
            <text:p>4084 rue des Etlui</text:p>
          </table:table-cell>
          <table:table-cell table:formula="of:=ROUND(RAND()*99000;-1)" office:value-type="float" office:value="68270" calcext:value-type="float">
            <text:p>68270</text:p>
          </table:table-cell>
        </table:table-row>
        <table:table-row table:style-name="ro1">
          <table:table-cell office:value-type="string" calcext:value-type="string">
            <text:p>Jarod</text:p>
          </table:table-cell>
          <table:table-cell office:value-type="string" calcext:value-type="string">
            <text:p>Enhyessenne</text:p>
          </table:table-cell>
          <table:table-cell table:formula="of:=ROUND(RAND()*10000+1)" office:value-type="float" office:value="989" calcext:value-type="float">
            <text:p>989</text:p>
          </table:table-cell>
          <table:table-cell table:formula="of:=[.A7]&amp;&quot;.&quot;&amp;[.B7]&amp;&quot;@ac-from.fr&quot;" office:value-type="string" office:string-value="Jarod.Enhyessenne@ac-from.fr" calcext:value-type="string">
            <text:p>Jarod.Enhyessenne@ac-from.fr</text:p>
          </table:table-cell>
          <table:table-cell table:formula="of:=ROUND(RAND()*5000+1)&amp;&quot; rue des &quot;&amp;[.B7]" office:value-type="string" office:string-value="494 rue des Enhyessenne" calcext:value-type="string">
            <text:p>494 rue des Enhyessenne</text:p>
          </table:table-cell>
          <table:table-cell table:formula="of:=ROUND(RAND()*99000;-1)"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Lule</text:p>
          </table:table-cell>
          <table:table-cell table:formula="of:=ROUND(RAND()*10000+1)" office:value-type="float" office:value="5954" calcext:value-type="float">
            <text:p>5954</text:p>
          </table:table-cell>
          <table:table-cell table:formula="of:=[.A8]&amp;&quot;.&quot;&amp;[.B8]&amp;&quot;@ac-from.fr&quot;" office:value-type="string" office:string-value="Marcel.Lule@ac-from.fr" calcext:value-type="string">
            <text:p>Marcel.Lule@ac-from.fr</text:p>
          </table:table-cell>
          <table:table-cell table:formula="of:=ROUND(RAND()*5000+1)&amp;&quot; rue des &quot;&amp;[.B8]" office:value-type="string" office:string-value="801 rue des Lule" calcext:value-type="string">
            <text:p>801 rue des Lule</text:p>
          </table:table-cell>
          <table:table-cell table:formula="of:=ROUND(RAND()*99000;-1)" office:value-type="float" office:value="36270" calcext:value-type="float">
            <text:p>36270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Philo</text:p>
          </table:table-cell>
          <table:table-cell table:formula="of:=ROUND(RAND()*10000+1)" office:value-type="float" office:value="2203" calcext:value-type="float">
            <text:p>2203</text:p>
          </table:table-cell>
          <table:table-cell table:formula="of:=[.A9]&amp;&quot;.&quot;&amp;[.B9]&amp;&quot;@ac-from.fr&quot;" office:value-type="string" office:string-value="Sophie.Philo@ac-from.fr" calcext:value-type="string">
            <text:p>Sophie.Philo@ac-from.fr</text:p>
          </table:table-cell>
          <table:table-cell table:formula="of:=ROUND(RAND()*5000+1)&amp;&quot; rue des &quot;&amp;[.B9]" office:value-type="string" office:string-value="3473 rue des Philo" calcext:value-type="string">
            <text:p>3473 rue des Philo</text:p>
          </table:table-cell>
          <table:table-cell table:formula="of:=ROUND(RAND()*99000;-1)" office:value-type="float" office:value="6050" calcext:value-type="float">
            <text:p>6050</text:p>
          </table:table-cell>
        </table:table-row>
        <table:table-row table:style-name="ro1">
          <table:table-cell office:value-type="string" calcext:value-type="string">
            <text:p>Etienne</text:p>
          </table:table-cell>
          <table:table-cell office:value-type="string" calcext:value-type="string">
            <text:p>Bienlebou</text:p>
          </table:table-cell>
          <table:table-cell table:formula="of:=ROUND(RAND()*10000+1)" office:value-type="float" office:value="7987" calcext:value-type="float">
            <text:p>7987</text:p>
          </table:table-cell>
          <table:table-cell table:formula="of:=[.A10]&amp;&quot;.&quot;&amp;[.B10]&amp;&quot;@ac-from.fr&quot;" office:value-type="string" office:string-value="Etienne.Bienlebou@ac-from.fr" calcext:value-type="string">
            <text:p>Etienne.Bienlebou@ac-from.fr</text:p>
          </table:table-cell>
          <table:table-cell table:formula="of:=ROUND(RAND()*5000+1)&amp;&quot; rue des &quot;&amp;[.B10]" office:value-type="string" office:string-value="283 rue des Bienlebou" calcext:value-type="string">
            <text:p>283 rue des Bienlebou</text:p>
          </table:table-cell>
          <table:table-cell table:formula="of:=ROUND(RAND()*99000;-1)" office:value-type="float" office:value="47110" calcext:value-type="float">
            <text:p>47110</text:p>
          </table:table-cell>
        </table:table-row>
        <table:table-row table:style-name="ro1">
          <table:table-cell office:value-type="string" calcext:value-type="string">
            <text:p>Adèle</text:p>
          </table:table-cell>
          <table:table-cell office:value-type="string" calcext:value-type="string">
            <text:p>Blancsec</text:p>
          </table:table-cell>
          <table:table-cell table:formula="of:=ROUND(RAND()*10000+1)" office:value-type="float" office:value="3817" calcext:value-type="float">
            <text:p>3817</text:p>
          </table:table-cell>
          <table:table-cell table:formula="of:=[.A11]&amp;&quot;.&quot;&amp;[.B11]&amp;&quot;@ac-from.fr&quot;" office:value-type="string" office:string-value="Adèle.Blancsec@ac-from.fr" calcext:value-type="string">
            <text:p>Adèle.Blancsec@ac-from.fr</text:p>
          </table:table-cell>
          <table:table-cell table:formula="of:=ROUND(RAND()*5000+1)&amp;&quot; rue des &quot;&amp;[.B11]" office:value-type="string" office:string-value="3599 rue des Blancsec" calcext:value-type="string">
            <text:p>3599 rue des Blancsec</text:p>
          </table:table-cell>
          <table:table-cell table:formula="of:=ROUND(RAND()*99000;-1)" office:value-type="float" office:value="37730" calcext:value-type="float">
            <text:p>37730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garchie</text:p>
          </table:table-cell>
          <table:table-cell table:formula="of:=ROUND(RAND()*10000+1)" office:value-type="float" office:value="4891" calcext:value-type="float">
            <text:p>4891</text:p>
          </table:table-cell>
          <table:table-cell table:formula="of:=[.A12]&amp;&quot;.&quot;&amp;[.B12]&amp;&quot;@ac-from.fr&quot;" office:value-type="string" office:string-value="Paul.Igarchie@ac-from.fr" calcext:value-type="string">
            <text:p>Paul.Igarchie@ac-from.fr</text:p>
          </table:table-cell>
          <table:table-cell table:formula="of:=ROUND(RAND()*5000+1)&amp;&quot; rue des &quot;&amp;[.B12]" office:value-type="string" office:string-value="2544 rue des Igarchie" calcext:value-type="string">
            <text:p>2544 rue des Igarchie</text:p>
          </table:table-cell>
          <table:table-cell table:formula="of:=ROUND(RAND()*99000;-1)" office:value-type="float" office:value="55970" calcext:value-type="float">
            <text:p>55970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Manche</text:p>
          </table:table-cell>
          <table:table-cell table:formula="of:=ROUND(RAND()*10000+1)" office:value-type="float" office:value="4359" calcext:value-type="float">
            <text:p>4359</text:p>
          </table:table-cell>
          <table:table-cell table:formula="of:=[.A13]&amp;&quot;.&quot;&amp;[.B13]&amp;&quot;@ac-from.fr&quot;" office:value-type="string" office:string-value="Sandy.Manche@ac-from.fr" calcext:value-type="string">
            <text:p>Sandy.Manche@ac-from.fr</text:p>
          </table:table-cell>
          <table:table-cell table:formula="of:=ROUND(RAND()*5000+1)&amp;&quot; rue des &quot;&amp;[.B13]" office:value-type="string" office:string-value="220 rue des Manche" calcext:value-type="string">
            <text:p>220 rue des Manche</text:p>
          </table:table-cell>
          <table:table-cell table:formula="of:=ROUND(RAND()*99000;-1)" office:value-type="float" office:value="45420" calcext:value-type="float">
            <text:p>45420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Pierre</text:p>
          </table:table-cell>
          <table:table-cell table:formula="of:=ROUND(RAND()*10000+1)" office:value-type="float" office:value="7522" calcext:value-type="float">
            <text:p>7522</text:p>
          </table:table-cell>
          <table:table-cell table:formula="of:=[.A14]&amp;&quot;.&quot;&amp;[.B14]&amp;&quot;@ac-from.fr&quot;" office:value-type="string" office:string-value="Marie.Pierre@ac-from.fr" calcext:value-type="string">
            <text:p>Marie.Pierre@ac-from.fr</text:p>
          </table:table-cell>
          <table:table-cell table:formula="of:=ROUND(RAND()*5000+1)&amp;&quot; rue des &quot;&amp;[.B14]" office:value-type="string" office:string-value="173 rue des Pierre" calcext:value-type="string">
            <text:p>173 rue des Pierre</text:p>
          </table:table-cell>
          <table:table-cell table:formula="of:=ROUND(RAND()*99000;-1)" office:value-type="float" office:value="36600" calcext:value-type="float">
            <text:p>36600</text:p>
          </table:table-cell>
        </table:table-row>
        <table:table-row table:style-name="ro1">
          <table:table-cell office:value-type="string" calcext:value-type="string">
            <text:p>Eude</text:p>
          </table:table-cell>
          <table:table-cell office:value-type="string" calcext:value-type="string">
            <text:p>Trois</text:p>
          </table:table-cell>
          <table:table-cell table:formula="of:=ROUND(RAND()*10000+1)" office:value-type="float" office:value="4308" calcext:value-type="float">
            <text:p>4308</text:p>
          </table:table-cell>
          <table:table-cell table:formula="of:=[.A15]&amp;&quot;.&quot;&amp;[.B15]&amp;&quot;@ac-from.fr&quot;" office:value-type="string" office:string-value="Eude.Trois@ac-from.fr" calcext:value-type="string">
            <text:p>Eude.Trois@ac-from.fr</text:p>
          </table:table-cell>
          <table:table-cell table:formula="of:=ROUND(RAND()*5000+1)&amp;&quot; rue des &quot;&amp;[.B15]" office:value-type="string" office:string-value="459 rue des Trois" calcext:value-type="string">
            <text:p>459 rue des Trois</text:p>
          </table:table-cell>
          <table:table-cell table:formula="of:=ROUND(RAND()*99000;-1)" office:value-type="float" office:value="59320" calcext:value-type="float">
            <text:p>59320</text:p>
          </table:table-cell>
        </table:table-row>
        <table:table-row table:style-name="ro1">
          <table:table-cell office:value-type="string" calcext:value-type="string">
            <text:p>Laly </text:p>
          </table:table-cell>
          <table:table-cell office:value-type="string" calcext:value-type="string">
            <text:p>Lala</text:p>
          </table:table-cell>
          <table:table-cell table:formula="of:=ROUND(RAND()*10000+1)" office:value-type="float" office:value="7272" calcext:value-type="float">
            <text:p>7272</text:p>
          </table:table-cell>
          <table:table-cell table:formula="of:=[.A16]&amp;&quot;.&quot;&amp;[.B16]&amp;&quot;@ac-from.fr&quot;" office:value-type="string" office:string-value="Laly .Lala@ac-from.fr" calcext:value-type="string">
            <text:p>Laly .Lala@ac-from.fr</text:p>
          </table:table-cell>
          <table:table-cell table:formula="of:=ROUND(RAND()*5000+1)&amp;&quot; rue des &quot;&amp;[.B16]" office:value-type="string" office:string-value="1446 rue des Lala" calcext:value-type="string">
            <text:p>1446 rue des Lala</text:p>
          </table:table-cell>
          <table:table-cell table:formula="of:=ROUND(RAND()*99000;-1)" office:value-type="float" office:value="24020" calcext:value-type="float">
            <text:p>24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51:57.923000000</meta:creation-date>
    <dc:date>2020-01-16T09:02:52.981000000</dc:date>
    <meta:editing-duration>PT10M55S</meta:editing-duration>
    <meta:editing-cycles>1</meta:editing-cycles>
    <meta:document-statistic meta:table-count="1" meta:cell-count="96" meta:object-count="0"/>
    <meta:generator>LibreOffice/4.3.6.2$Windows_x86 LibreOffice_project/d50a87b2e514536ed401c18000dad4660b6a169e</meta:generator>
  </office:meta>
</office:document-meta>
</file>